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er_20_defecte-title">
      <style:graphic-properties draw:auto-grow-height="true" fo:min-height="2.629cm"/>
      <style:paragraph-properties style:writing-mode="lr-tb"/>
    </style:style>
    <style:style style:name="pr2" style:family="presentation" style:parent-style-name="Per_20_defecte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Per_20_defecte-notes">
      <style:graphic-properties draw:fill-color="#ffffff" fo:min-height="13.364cm"/>
      <style:paragraph-properties style:writing-mode="lr-tb"/>
    </style:style>
    <style:style style:name="pr4" style:family="presentation" style:parent-style-name="Per_20_defecte-title">
      <style:graphic-properties fo:min-height="2.629cm"/>
      <style:paragraph-properties style:writing-mode="lr-tb"/>
    </style:style>
    <style:style style:name="pr5" style:family="presentation" style:parent-style-name="Per_20_defecte-outline1">
      <style:graphic-properties fo:min-height="8.884cm"/>
      <style:paragraph-properties style:writing-mode="lr-tb"/>
    </style:style>
    <style:style style:name="pr6" style:family="presentation" style:parent-style-name="Per_20_defecte-subtitle">
      <style:graphic-properties draw:fill-color="#ffffff" fo:min-height="12.1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draw:frame presentation:style-name="pr1" draw:layer="layout" svg:width="25.199cm" svg:height="2.629cm" svg:x="1.4cm" svg:y="0.628cm" presentation:class="title">
          <draw:text-box>
            <text:p>Entorn de desenvolupament R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Guillermo De Ignacio</text:p>
            <text:p/>
            <text:p>CFGM Sistemes Microinformàtiques i Xarxes</text:p>
            <text:p>Aplicacions Ofimàtiques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er_20_defecte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Continguts: Primera par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Que es R?</text:p>
              </text:list-item>
              <text:list-item>
                <text:p>Instal·lació de les eines bàsiques</text:p>
              </text:list-item>
              <text:list-item>
                <text:p>Fitxers del projecte</text:p>
              </text:list-item>
              <text:list-item>
                <text:p>Eines auxiliars: Java i Maven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Continguts: Segona par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Execució de scripts R</text:p>
              </text:list-item>
              <text:list-item>
                <text:p>Project Template</text:p>
              </text:list-item>
              <text:list-item>
                <text:p>Configuració</text:p>
              </text:list-item>
              <text:list-item>
                <text:p>Obtenció de resultats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Continguts: Primera par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">Que es R?</text:span></text:p>
              </text:list-item>
              <text:list-item>
                <text:p>Instal·lació de les eines bàsiques</text:p>
              </text:list-item>
              <text:list-item>
                <text:p>Fitxers del projecte</text:p>
              </text:list-item>
              <text:list-item>
                <text:p>Eines auxiliars: Java i Maven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draw:frame presentation:style-name="pr4" draw:layer="layout" svg:width="25.199cm" svg:height="2.629cm" svg:x="1.4cm" svg:y="0.628cm" presentation:class="title">
          <draw:text-box>
            <text:p>Què ès R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R es un llenguatge de script per fer càlculs estadístics</text:p>
              </text:list-item>
              <text:list-item>
                <text:p>Habitualment requereix R studi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Continguts: Primera par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<text:span text:style-name="T2">Que es R?</text:span></text:p>
              </text:list-item>
              <text:list-item>
                <text:p><text:span text:style-name="T1">Instal·lació de les eines bàsiques</text:span></text:p>
              </text:list-item>
              <text:list-item>
                <text:p>Fitxers del projecte</text:p>
              </text:list-item>
              <text:list-item>
                <text:p>Eines auxiliars: Java i Maven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stal·lació de les eines bàsiqu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Item 1</text:p>
              </text:list-item>
              <text:list-item>
                <text:p>Item 2</text:p>
              </text:list-item>
              <text:list-item>
                <text:p>Dd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Fitxers del projecte<text:line-break/>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3T32">
        <draw:frame presentation:style-name="pr6" draw:text-style-name="P1" draw:layer="layout" svg:width="25.199cm" svg:height="12.19cm" svg:x="1.4cm" svg:y="0.628cm" presentation:class="subtitle" presentation:user-transformed="true">
          <draw:text-box>
            <text:p>Gràcies per la atenció</text:p>
            <text:p/>
            <text:p><text:a xlink:href="mailto:gdeignacio@esliceu.com" xlink:type="simple">gdeignacio@esliceu.com</text:a></text:p>
            <text:p/>
            <text:p><text:a xlink:href="https://github.com/EsFumeral/R-project-template" xlink:type="simple">https://github.com/EsFumeral/R-project-template</text:a></text:p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false" style:shrink-to-fit="tru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.4cm" fo:margin-bottom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.3cm" fo:margin-bottom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.2cm" fo:margin-bottom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.1cm" fo:margin-bottom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.1cm" fo:margin-bottom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.1cm" fo:margin-bottom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.1cm" fo:margin-bottom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.1cm" fo:margin-bottom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2.629cm" svg:x="1.4cm" svg:y="0.628cm" presentation:class="title" presentation:placeholder="true">
        <draw:text-box/>
      </draw:frame>
      <draw:frame presentation:style-name="Per_20_defec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er_20_defecte-title" draw:layer="backgroundobjects" svg:width="19.798cm" svg:height="11.136cm" svg:x="0.6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uillermo J. De Ignacio Marí</meta:initial-creator>
    <meta:creation-date>2024-02-14T19:33:25.947147381</meta:creation-date>
    <meta:generator>LibreOffice/7.3.7.2$Linux_X86_64 LibreOffice_project/30$Build-2</meta:generator>
    <dc:date>2024-02-14T20:17:12.083373887</dc:date>
    <dc:creator>Guillermo J. De Ignacio Marí</dc:creator>
    <meta:editing-duration>PT26M4S</meta:editing-duration>
    <meta:editing-cycles>11</meta:editing-cycles>
    <meta:document-statistic meta:object-count="56"/>
  </office:meta>
</office:document-meta>
</file>